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Liberation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text-position="0% 100%"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Standard">
      <style:paragraph-properties style:writing-mode="lr-tb"/>
      <style:text-properties style:text-position="0% 100%"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 style:parent-style-name="Standard">
      <style:paragraph-properties style:writing-mode="lr-tb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style:writing-mode="lr-tb"/>
      <style:text-properties style:text-position="0% 100%"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7" style:family="paragraph" style:parent-style-name="Standard" style:list-style-name="L1">
      <style:paragraph-properties fo:line-height="200%" style:writing-mode="lr-tb"/>
      <style:text-properties style:text-position="0% 100%"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: 21</text:p>
      <text:p text:style-name="P1">Date <text:s/>: 18.05.2011</text:p>
      <text:p text:style-name="P1"/>
      <text:p text:style-name="P9">AIM:</text:p>
      <text:p text:style-name="P10"><text:tab/></text:p>
      <text:p text:style-name="P10"><text:tab/>Compute a real root of <text:span text:style-name="T7">f(x)=x</text:span><text:span text:style-name="T6">3</text:span><text:span text:style-name="T7">+2x-2</text:span><text:span text:style-name="T6"> </text:span><text:span text:style-name="T3">correct upto n decimal places in given interval [a,b] using Regula method</text:span>.</text:p>
      <text:p text:style-name="P1"><text:line-break/></text:p>
      <text:p text:style-name="P9">THEORY:</text:p>
      <text:p text:style-name="P10"><text:tab/></text:p>
      <text:p text:style-name="P15"><text:tab/>In this method we first find a sufficiently small interval [a<text:span text:style-name="T1">0</text:span><text:span text:style-name="T2">,b</text:span><text:span text:style-name="T1">0</text:span><text:span text:style-name="T2">], such that f(a</text:span><text:span text:style-name="T1">0</text:span><text:span text:style-name="T2">)f(b</text:span><text:span text:style-name="T1">0</text:span><text:span text:style-name="T2">)&lt;0, by tabulation, and which contains only one root ⍺ (say) of f(x)=0, i.e. f'(x) maintains same sign in [a</text:span><text:span text:style-name="T1">0</text:span><text:span text:style-name="T2">,b</text:span><text:span text:style-name="T1">0</text:span><text:span text:style-name="T2">].</text:span></text:p>
      <text:p text:style-name="P15"><text:span text:style-name="T2"><text:tab/>The (n+1)</text:span><text:span text:style-name="T5">th</text:span><text:span text:style-name="T2"> approximated root of f(x)=0 </text:span></text:p>
      <text:p text:style-name="P15"><text:span text:style-name="T2"><text:tab/><text:tab/>x</text:span><text:span text:style-name="T1">n+1</text:span><text:span text:style-name="T2"> = a</text:span><text:span text:style-name="T1">n</text:span><text:span text:style-name="T2"> + h</text:span><text:span text:style-name="T1">n</text:span></text:p>
      <text:p text:style-name="P15"><text:span text:style-name="T2"><text:tab/><text:tab/>where h</text:span><text:span text:style-name="T1">n</text:span><text:span text:style-name="T2"> = a</text:span><text:span text:style-name="T1">n</text:span><text:span text:style-name="T2"> + (|f(a</text:span><text:span text:style-name="T1">n</text:span><text:span text:style-name="T2">)|/(|f(a</text:span><text:span text:style-name="T1">n</text:span><text:span text:style-name="T2">)|+|f(b</text:span><text:span text:style-name="T1">n</text:span><text:span text:style-name="T2">)|))*(b</text:span><text:span text:style-name="T1">n</text:span><text:span text:style-name="T2">-a</text:span><text:span text:style-name="T1">n</text:span><text:span text:style-name="T2">)</text:span></text:p>
      <text:p text:style-name="P2"/>
      <text:p text:style-name="P9"><text:bookmark-start text:name="__DdeLink__676_2058507239"/>ALGORITHM:<text:bookmark-end text:name="__DdeLink__676_2058507239"/></text:p>
      <text:p text:style-name="P6"/>
      <text:p text:style-name="P7"><text:tab/><text:span text:style-name="T8">The following function returns </text:span><text:span text:style-name="T4">a root of f(x) in interval [a,b] correct upto n decimal places using Regula-Falsi Method. </text:span></text:p>
      <text:p text:style-name="P13"/>
      <text:p text:style-name="P14">regula-falsi(a,b,n)</text:p>
      <text:p text:style-name="P14">{</text:p>
      <text:p text:style-name="P8"><text:tab/>while(round(x,n)≠round(temp,n))</text:p>
      <text:p text:style-name="P8"><text:tab/>{</text:p>
      <text:p text:style-name="P8"><text:tab/><text:tab/><text:bookmark-start text:name="__DdeLink__4200_465836013"/>h=(|f(a)|/(|f(a)|+|f(b)|)*(b-a);<text:bookmark-end text:name="__DdeLink__4200_465836013"/></text:p>
      <text:p text:style-name="P8"><text:tab/><text:tab/>temp=x;</text:p>
      <text:p text:style-name="P8"><text:tab/><text:tab/>x=a+h;</text:p>
      <text:p text:style-name="P8"><text:tab/><text:tab/>if(f(a)*f(b)&lt;0)</text:p>
      <text:p text:style-name="P8"><text:tab/><text:tab/><text:tab/>a=x;</text:p>
      <text:p text:style-name="P8"><text:tab/><text:tab/>else</text:p>
      <text:p text:style-name="P8"><text:tab/><text:tab/><text:tab/>b=x;</text:p>
      <text:p text:style-name="P8"><text:tab/>}</text:p>
      <text:p text:style-name="P8"><text:tab/>h=(|f(a)|/(|f(a)|+|f(b)|)*(b-a);</text:p>
      <text:p text:style-name="P8"><text:tab/>return x=a+h;</text:p>
      <text:p text:style-name="P14">}</text:p>
      <text:p text:style-name="P8"/>
      <text:p text:style-name="P5"/>
      <text:p text:style-name="P9">PROGRAM:</text:p>
      <text:p text:style-name="P12"/>
      <text:p text:style-name="P4">regula_falsi.c</text:p>
      <text:p text:style-name="P11"/>
      <text:p text:style-name="P11">/* Author<text:tab/> <text:tab/>: Rakesh Malik</text:p>
      <text:p text:style-name="P11"><text:s/>* Date<text:tab/><text:tab/><text:tab/>: 18.05.2011</text:p>
      <text:p text:style-name="P11"><text:s/>* Subject<text:tab/><text:tab/>: Regula-Falsi Method to solve equation</text:p>
      <text:p text:style-name="P11"><text:s/>* Assignment no.<text:tab/>: 21</text:p>
      <text:p text:style-name="P11"><text:s/>*/</text:p>
      <text:p text:style-name="P11"/>
      <text:p text:style-name="P11">#include &lt;stdio.h&gt;</text:p>
      <text:p text:style-name="P11">#include &lt;math.h&gt;</text:p>
      <text:p text:style-name="P11"/>
      <text:p text:style-name="P11">#define f(x) (x*x*x+2*x-2)</text:p>
      <text:p text:style-name="P11"/>
      <text:p text:style-name="P11">void bisection(double a,double b,int n);</text:p>
      <text:p text:style-name="P11"/>
      <text:p text:style-name="P11">int main()</text:p>
      <text:p text:style-name="P11">{</text:p>
      <text:p text:style-name="P11"><text:tab/>double a,b;</text:p>
      <text:p text:style-name="P11"><text:tab/>int n;</text:p>
      <text:p text:style-name="P11"><text:tab/>printf("\nRegula-Falsi Method :\n");</text:p>
      <text:p text:style-name="P11"><text:tab/>printf("\nf(x)=x3+2x-2=0");</text:p>
      <text:p text:style-name="P11"><text:tab/>printf("\ninterval of root [a,b] where\na=");</text:p>
      <text:p text:style-name="P11"><text:tab/>scanf("%lf",&amp;a);</text:p>
      <text:p text:style-name="P11"><text:tab/>printf("b=");</text:p>
      <text:p text:style-name="P11"><text:tab/>scanf("%lf",&amp;b);</text:p>
      <text:p text:style-name="P11"><text:tab/>printf("To be corrected upto decimal places : ");</text:p>
      <text:p text:style-name="P11"><text:tab/>scanf("%d",&amp;n);</text:p>
      <text:p text:style-name="P11"><text:tab/>printf("\nf(%.*lf)=%g\nf(%.*lf)=%g",n,a,f(a),n,b,f(b));</text:p>
      <text:p text:style-name="P11"><text:tab/>if(f(a)*f(b)&gt;0)</text:p>
      <text:p text:style-name="P11"><text:tab/>{</text:p>
      <text:p text:style-name="P11"><text:tab/><text:tab/>printf("\n f(a) and f(b) must be of opposite sign\n");</text:p>
      <text:p text:style-name="P11"><text:tab/><text:tab/>return 0;</text:p>
      <text:p text:style-name="P11"><text:tab/>}</text:p>
      <text:p text:style-name="P11"><text:tab/>if(b&lt;=a)</text:p>
      <text:p text:style-name="P11"><text:tab/>{</text:p>
      <text:p text:style-name="P11"><text:tab/><text:tab/>printf("\n b must be greater than a\n");</text:p>
      <text:p text:style-name="P11"><text:tab/><text:tab/>return 0;</text:p>
      <text:p text:style-name="P11"><text:tab/>}</text:p>
      <text:p text:style-name="P11"><text:soft-page-break/><text:tab/>bisection(a,b,n);</text:p>
      <text:p text:style-name="P11"><text:tab/>printf("\n");</text:p>
      <text:p text:style-name="P11">}</text:p>
      <text:p text:style-name="P11"/>
      <text:p text:style-name="P11">void bisection(double a,double b,int n)</text:p>
      <text:p text:style-name="P11">{</text:p>
      <text:p text:style-name="P11"><text:tab/>int i=0;</text:p>
      <text:p text:style-name="P11"><text:tab/>double x,h,temp=9e99;</text:p>
      <text:p text:style-name="P11"><text:tab/>while(round(x*pow(10,n))!=round(temp*pow(10,n)))</text:p>
      <text:p text:style-name="P11"><text:tab/>{</text:p>
      <text:p text:style-name="P11"><text:tab/><text:tab/>h=(fabs(f(a))/(fabs(f(a))+fabs(f(b))))*(b-a);</text:p>
      <text:p text:style-name="P11"><text:tab/><text:tab/>temp=x;</text:p>
      <text:p text:style-name="P11"><text:tab/><text:tab/>x=a+h;</text:p>
      <text:p text:style-name="P11"><text:tab/><text:tab/>printf("\nn=%3d <text:s text:c="3"/>a=%.*lf <text:s text:c="3"/>b=%.*lf <text:s text:c="3"/>h=%lf <text:s text:c="3"/>x=a+h=%.*lf <text:s text:c="3"/>f(x)=%g" <text:tab/><text:tab/><text:tab/><text:tab/>,i,n,a,n,b,h,n,x,f(x));</text:p>
      <text:p text:style-name="P11"><text:tab/><text:tab/>if(f(a)*f(b)&lt;0)</text:p>
      <text:p text:style-name="P11"><text:tab/><text:tab/><text:tab/>a=x;</text:p>
      <text:p text:style-name="P11"><text:tab/><text:tab/>else</text:p>
      <text:p text:style-name="P11"><text:tab/><text:tab/><text:tab/>b=x;</text:p>
      <text:p text:style-name="P11"><text:tab/><text:tab/>i++;</text:p>
      <text:p text:style-name="P11"><text:tab/>}</text:p>
      <text:p text:style-name="P11"><text:tab/>h=(fabs(f(a))/(fabs(f(a))+fabs(f(b))))*(b-a);</text:p>
      <text:p text:style-name="P11"><text:tab/>x=a+h;</text:p>
      <text:p text:style-name="P11"><text:tab/>printf("\nn=%3d <text:s text:c="3"/>a=%.*lf <text:s text:c="3"/>b=%.*lf <text:s text:c="3"/>h=%lf <text:s text:c="3"/>x=a+h=%.*lf <text:s text:c="3"/>f(x)=%g" <text:tab/><text:tab/><text:tab/><text:tab/>,i,n,a,n,b,h,n,x,f(x));</text:p>
      <text:p text:style-name="P11"><text:tab/>printf("\n\nx=%.*lf correct upto %d decimal places",n,x,n);</text:p>
      <text:p text:style-name="P11">}</text:p>
      <text:p text:style-name="P11"/>
      <text:p text:style-name="P11"/>
      <text:p text:style-name="P9">OUTPUT:</text:p>
      <text:p text:style-name="P9"/>
      <text:p text:style-name="P11">Regula-Falsi Method : <text:s text:c="127"/></text:p>
      <text:p text:style-name="P11"><text:s text:c="149"/></text:p>
      <text:p text:style-name="P11">f(x)=x3+2x-2=0 <text:s text:c="134"/></text:p>
      <text:p text:style-name="P11">interval of root [a,b] where <text:s text:c="120"/></text:p>
      <text:p text:style-name="P11">a=0 <text:s text:c="145"/></text:p>
      <text:p text:style-name="P11">b=1 <text:s text:c="145"/></text:p>
      <text:p text:style-name="P11">To be corrected upto decimal places : 3 <text:s text:c="109"/></text:p>
      <text:p text:style-name="P11"/>
      <text:p text:style-name="P11">f(0.000)=-2</text:p>
      <text:p text:style-name="P11">f(1.000)=1</text:p>
      <text:p text:style-name="P11">n= <text:s/>0 <text:s text:c="3"/>a=0.000 <text:s text:c="3"/>b=1.000 <text:s text:c="3"/>h=0.666667 <text:s text:c="3"/>x=a+h=0.667 <text:s text:c="3"/>f(x)=-0.37037</text:p>
      <text:p text:style-name="P11">n= <text:s/>1 <text:s text:c="3"/>a=0.667 <text:s text:c="3"/>b=1.000 <text:s text:c="3"/>h=0.090090 <text:s text:c="3"/>x=a+h=0.757 <text:s text:c="3"/>f(x)=-0.0531064</text:p>
      <text:p text:style-name="P11">n= <text:s/>2 <text:s text:c="3"/>a=0.757 <text:s text:c="3"/>b=1.000 <text:s text:c="3"/>h=0.012266 <text:s text:c="3"/>x=a+h=0.769 <text:s text:c="3"/>f(x)=-0.00715615</text:p>
      <text:p text:style-name="P11">n= <text:s/>3 <text:s text:c="3"/>a=0.769 <text:s text:c="3"/>b=1.000 <text:s text:c="3"/>h=0.001641 <text:s text:c="3"/>x=a+h=0.771 <text:s text:c="3"/>f(x)=-0.00095588</text:p>
      <text:p text:style-name="P11">n= <text:s/>4 <text:s text:c="3"/>a=0.771 <text:s text:c="3"/>b=1.000 <text:s text:c="3"/>h=0.000219 <text:s text:c="3"/>x=a+h=0.771 <text:s text:c="3"/>f(x)=-0.000127531</text:p>
      <text:p text:style-name="P11">n= <text:s/>5 <text:s text:c="3"/>a=0.771 <text:s text:c="3"/>b=1.000 <text:s text:c="3"/>h=0.000029 <text:s text:c="3"/>x=a+h=0.771 <text:s text:c="3"/>f(x)=-1.70121e-05</text:p>
      <text:p text:style-name="P11"/>
      <text:p text:style-name="P11">x=0.771 correct upto 3 decimal places</text:p>
      <text:p text:style-name="P11"/>
      <text:p text:style-name="P9">DISCUSSION:</text:p>
      <text:p text:style-name="P3"/>
      <text:list xml:id="list593709087" text:style-name="L1">
        <text:list-item>
          <text:list>
            <text:list-item>
              <text:list>
                <text:list-item>
                  <text:p text:style-name="P17">Error checking is done to avoid f(a) and f(b) being of same sign.</text:p>
                </text:list-item>
                <text:list-item>
                  <text:p text:style-name="P17">Error checking is done to avoid length of interval being &lt;=0.</text:p>
                </text:list-item>
                <text:list-item>
                  <text:p text:style-name="P17">it is assumed that interval [a,b] contains only one or no root of f(x)=0.</text:p>
                </text:list-item>
                <text:list-item>
                  <text:p text:style-name="P17">Each step of iteration is printe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08:37:05</meta:creation-date>
    <meta:editing-duration>P0D</meta:editing-duration>
    <meta:editing-cycles>1</meta:editing-cycles>
    <meta:generator>OpenOffice.org/3.3$Linux OpenOffice.org_project/330m9$Build-9529</meta:generator>
    <meta:document-statistic meta:table-count="0" meta:image-count="0" meta:object-count="0" meta:page-count="2" meta:paragraph-count="109" meta:word-count="370" meta:character-count="3904"/>
  </office:meta>
</office:document-meta>
</file>